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weight="bold"/>
    </style:style>
    <style:style style:family="table-column" style:name="co0">
      <style:table-column-properties style:column-width="45.0mm"/>
    </style:style>
    <style:style style:family="table-cell" style:name="cel1">
      <style:table-cell-properties style:vertical-align="middle"/>
      <style:text-properties/>
    </style:style>
  </office:automatic-styles>
  <office:body>
    <office:spreadsheet>
      <table:table table:name="Test node for all fields">
        <table:table-column table:number-columns-repeated="18" table:style-name="co0" table:default-cell-style-name="cel1"/>
        <table:table-row>
          <table:table-cell table:style-name="cel0" office:value-type="string" office:value="Characters">
            <text:p>Characters</text:p>
          </table:table-cell>
          <table:table-cell table:style-name="cel0" office:value-type="string" office:value="Most used place">
            <text:p>Most<text:s/>used<text:s/>place</text:p>
          </table:table-cell>
          <table:table-cell table:style-name="cel0" office:value-type="string" office:value="Trailer">
            <text:p>Trailer</text:p>
          </table:table-cell>
          <table:table-cell table:style-name="cel0" office:value-type="string" office:value="Technical identifier">
            <text:p>Technical<text:s/>identifier</text:p>
          </table:table-cell>
          <table:table-cell table:style-name="cel0" office:value-type="string" office:value="Node name">
            <text:p>Node<text:s/>name</text:p>
          </table:table-cell>
          <table:table-cell table:style-name="cel0" office:value-type="string" office:value="Script">
            <text:p>Script</text:p>
          </table:table-cell>
          <table:table-cell table:style-name="cel0" office:value-type="string" office:value="Amount of beer drank on stage (L)">
            <text:p>Amount<text:s/>of<text:s/>beer<text:s/>drank<text:s/>on<text:s/>stage<text:s/>(L)</text:p>
          </table:table-cell>
          <table:table-cell table:style-name="cel0" office:value-type="string" office:value="Announcement time">
            <text:p>Announcement<text:s/>time</text:p>
          </table:table-cell>
          <table:table-cell table:style-name="cel0" office:value-type="string" office:value="Last screening">
            <text:p>Last<text:s/>screening</text:p>
          </table:table-cell>
          <table:table-cell table:style-name="cel0" office:value-type="string" office:value="Marked as seen">
            <text:p>Marked<text:s/>as<text:s/>seen</text:p>
          </table:table-cell>
          <table:table-cell table:style-name="cel0" office:value-type="string" office:value="Director">
            <text:p>Director</text:p>
          </table:table-cell>
          <table:table-cell table:style-name="cel0" office:value-type="string" office:value="Film crew">
            <text:p>Film<text:s/>crew</text:p>
          </table:table-cell>
          <table:table-cell table:style-name="cel0" office:value-type="string" office:value="Quote">
            <text:p>Quote</text:p>
          </table:table-cell>
          <table:table-cell table:style-name="cel0" office:value-type="string" office:value="Brilliant idea instant">
            <text:p>Brilliant<text:s/>idea<text:s/>instant</text:p>
          </table:table-cell>
          <table:table-cell table:style-name="cel0" office:value-type="string" office:value="Poster">
            <text:p>Poster</text:p>
          </table:table-cell>
          <table:table-cell table:style-name="cel0" office:value-type="string" office:value="Movie details&amp;#x0a; →Coming out date">
            <text:p>Movie<text:s/>details</text:p>
            <text:p><text:s/>→Coming<text:s/>out<text:s/>date</text:p>
          </table:table-cell>
          <table:table-cell table:style-name="cel0" office:value-type="string" office:value="Movie details&amp;#x0a; →Movie type">
            <text:p>Movie<text:s/>details</text:p>
            <text:p><text:s/>→Movie<text:s/>type</text:p>
          </table:table-cell>
          <table:table-cell table:style-name="cel0" office:value-type="string" office:value="Movie details&amp;#x0a; →Budget (€)">
            <text:p>Movie<text:s/>details</text:p>
            <text:p><text:s/>→Budget<text:s/>(€)</text:p>
          </table:table-cell>
        </table:table-row>
        <table:table-row>
          <table:table-cell table:number-columns-repeated="2" office:value-type="string" office:value="">
            <text:p/>
          </table:table-cell>
          <table:table-cell office:value-type="string" office:value="https://www.youtube.com/watch?v=dQw4w9WgXcQ&amp;pp=ygUjcmljayBhc3RsZXkgbmV2ZXIgZ29ubmEgZ2l2ZSB5b3UgdXA%3D">
            <text:p>https://www.youtube.com/watch?v=dQw4w9WgXcQ&amp;pp=ygUjcmljayBhc3RsZXkgbmV2ZXIgZ29ubmEgZ2l2ZSB5b3UgdXA%3D</text:p>
          </table:table-cell>
          <table:table-cell office:value-type="string" office:value="">
            <text:p/>
          </table:table-cell>
          <table:table-cell office:value-type="string" office:value="Iron man">
            <text:p>Iron<text:s/>man</text:p>
          </table:table-cell>
          <table:table-cell office:value-type="string" office:value="">
            <text:p/>
          </table:table-cell>
          <table:table-cell office:value-type="string" office:value="101010">
            <text:p>101010</text:p>
          </table:table-cell>
          <table:table-cell office:value-type="string" office:value="ZonedDateTimeDto(value=2023-12-20T05:00Z, timeZone=America/New_York)">
            <text:p>ZonedDateTimeDto(value=2023-12-20T05:00Z,<text:s/>timeZone=America/New_York)</text:p>
          </table:table-cell>
          <table:table-cell office:value-type="string" office:value="2023-12-11T00:00Z">
            <text:p>2023-12-11T00:00Z</text:p>
          </table:table-cell>
          <table:table-cell office:value-type="string" office:value="✘">
            <text:p>✘</text:p>
          </table:table-cell>
          <table:table-cell office:value-type="string" office:value="NOT_IMPLEMENTED">
            <text:p>NOT_IMPLEMENTED</text:p>
          </table:table-cell>
          <table:table-cell office:value-type="string" office:value="Noname ones">
            <text:p>Noname<text:s/>ones</text:p>
          </table:table-cell>
          <table:table-cell office:value-type="string" office:value="I am Iron man.">
            <text:p>I<text:s/>am<text:s/>Iron<text:s/>man.</text:p>
          </table:table-cell>
          <table:table-cell office:value-type="string" office:value="2023-12-12T23:00Z">
            <text:p>2023-12-12T23:00Z</text:p>
          </table:table-cell>
          <table:table-cell office:value-type="string" office:value="">
            <text:p/>
          </table:table-cell>
          <table:table-cell office:value-type="string" office:value="2023-11-26">
            <text:p>2023-11-26</text:p>
          </table:table-cell>
          <table:table-cell office:value-type="string" office:value="Book adaptation">
            <text:p>Book<text:s/>adaptation</text:p>
          </table:table-cell>
          <table:table-cell office:value-type="string" office:value="9876543.21">
            <text:p>9876543.21</text:p>
          </table:table-cell>
        </table:table-row>
        <table:table-row>
          <table:table-cell table:number-columns-repeated="2" office:value-type="string" office:value="">
            <text:p/>
          </table:table-cell>
          <table:table-cell office:value-type="string" office:value="https://www.youtube.com/watch?v=dQw4w9WgXcQ&amp;pp=ygUjcmljayBhc3RsZXkgbmV2ZXIgZ29ubmEgZ2l2ZSB5b3UgdXA%3D">
            <text:p>https://www.youtube.com/watch?v=dQw4w9WgXcQ&amp;pp=ygUjcmljayBhc3RsZXkgbmV2ZXIgZ29ubmEgZ2l2ZSB5b3UgdXA%3D</text:p>
          </table:table-cell>
          <table:table-cell office:value-type="string" office:value="">
            <text:p/>
          </table:table-cell>
          <table:table-cell office:value-type="string" office:value="Spider-man: Homecoming">
            <text:p>Spider-man:<text:s/>Homecoming</text:p>
          </table:table-cell>
          <table:table-cell table:number-columns-repeated="2" office:value-type="string" office:value="">
            <text:p/>
          </table:table-cell>
          <table:table-cell table:number-columns-repeated="2" office:value-type="string" office:value="">
            <text:p/>
          </table:table-cell>
          <table:table-cell office:value-type="string" office:value="✘">
            <text:p>✘</text:p>
          </table:table-cell>
          <table:table-cell office:value-type="string" office:value="NOT_IMPLEMENTED">
            <text:p>NOT_IMPLEMENTED</text:p>
          </table:table-cell>
          <table:table-cell office:value-type="string" office:value="Disney">
            <text:p>Disney</text:p>
          </table:table-cell>
          <table:table-cell table:number-columns-repeated="2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3-12-12">
            <text:p>2023-12-12</text:p>
          </table:table-cell>
          <table:table-cell office:value-type="string" office:value="Book adaptation">
            <text:p>Book<text:s/>adaptation</text:p>
          </table:table-cell>
          <table:table-cell office:value-type="string" office:value="1234567.89">
            <text:p>1234567.89</text:p>
          </table:table-cell>
        </table:table-row>
        <table:table-row>
          <table:table-cell table:number-columns-repeated="2" office:value-type="string" office:value="">
            <text:p/>
          </table:table-cell>
          <table:table-cell table:number-columns-repeated="2" office:value-type="string" office:value="">
            <text:p/>
          </table:table-cell>
          <table:table-cell office:value-type="string" office:value="The Amazing Spider-man">
            <text:p>The<text:s/>Amazing<text:s/>Spider-man</text:p>
          </table:table-cell>
          <table:table-cell office:value-type="string" office:value="">
            <text:p/>
          </table:table-cell>
          <table:table-cell office:value-type="string" office:value="0">
            <text:p>0</text:p>
          </table:table-cell>
          <table:table-cell office:value-type="string" office:value="ZonedDateTimeDto(value=2023-12-13T11:00Z, timeZone=America/New_York)">
            <text:p>ZonedDateTimeDto(value=2023-12-13T11:00Z,<text:s/>timeZone=America/New_York)</text:p>
          </table:table-cell>
          <table:table-cell office:value-type="string" office:value="2023-12-13T00:00Z">
            <text:p>2023-12-13T00:00Z</text:p>
          </table:table-cell>
          <table:table-cell office:value-type="string" office:value="">
            <text:p/>
          </table:table-cell>
          <table:table-cell office:value-type="string" office:value="NOT_IMPLEMENTED">
            <text:p>NOT_IMPLEMENTED</text:p>
          </table:table-cell>
          <table:table-cell office:value-type="string" office:value="Disney">
            <text:p>Disney</text:p>
          </table:table-cell>
          <table:table-cell office:value-type="string" office:value="*thud*">
            <text:p>*thud*</text:p>
          </table:table-cell>
          <table:table-cell office:value-type="string" office:value="2023-12-12T23:00Z">
            <text:p>2023-12-12T23:00Z</text:p>
          </table:table-cell>
          <table:table-cell office:value-type="string" office:value="">
            <text:p/>
          </table:table-cell>
          <table:table-cell office:value-type="string" office:value="2023-12-12">
            <text:p>2023-12-12</text:p>
          </table:table-cell>
          <table:table-cell office:value-type="string" office:value="Book adaptation">
            <text:p>Book<text:s/>adaptation</text:p>
          </table:table-cell>
          <table:table-cell office:value-type="string" office:value="33.33">
            <text:p>33.33</text:p>
          </table:table-cell>
        </table:table-row>
        <table:table-row>
          <table:table-cell table:number-columns-repeated="2" office:value-type="string" office:value="">
            <text:p/>
          </table:table-cell>
          <table:table-cell office:value-type="string" office:value="https://www.youtube.com/watch?v=dQw4w9WgXcQ&amp;pp=ygUjcmljayBhc3RsZXkgbmV2ZXIgZ29ubmEgZ2l2ZSB5b3UgdXA%3D">
            <text:p>https://www.youtube.com/watch?v=dQw4w9WgXcQ&amp;pp=ygUjcmljayBhc3RsZXkgbmV2ZXIgZ29ubmEgZ2l2ZSB5b3UgdXA%3D</text:p>
          </table:table-cell>
          <table:table-cell office:value-type="string" office:value="">
            <text:p/>
          </table:table-cell>
          <table:table-cell office:value-type="string" office:value="Spider-Man">
            <text:p>Spider-Man</text:p>
          </table:table-cell>
          <table:table-cell office:value-type="string" office:value="">
            <text:p/>
          </table:table-cell>
          <table:table-cell office:value-type="string" office:value="1024">
            <text:p>1024</text:p>
          </table:table-cell>
          <table:table-cell office:value-type="string" office:value="ZonedDateTimeDto(value=2023-12-15T09:50Z, timeZone=Europe/Paris)">
            <text:p>ZonedDateTimeDto(value=2023-12-15T09:50Z,<text:s/>timeZone=Europe/Paris)</text:p>
          </table:table-cell>
          <table:table-cell office:value-type="string" office:value="2023-12-13T22:00Z">
            <text:p>2023-12-13T22:00Z</text:p>
          </table:table-cell>
          <table:table-cell office:value-type="string" office:value="✔">
            <text:p>✔</text:p>
          </table:table-cell>
          <table:table-cell table:number-columns-repeated="2" office:value-type="string" office:value="">
            <text:p/>
          </table:table-cell>
          <table:table-cell office:value-type="string" office:value="With great powers come great responsibilities">
            <text:p>With<text:s/>great<text:s/>powers<text:s/>come<text:s/>great<text:s/>responsibilities</text:p>
          </table:table-cell>
          <table:table-cell office:value-type="string" office:value="2023-12-13T21:33Z">
            <text:p>2023-12-13T21:33Z</text:p>
          </table:table-cell>
          <table:table-cell office:value-type="string" office:value="">
            <text:p/>
          </table:table-cell>
          <table:table-cell office:value-type="string" office:value="2023-12-12">
            <text:p>2023-12-12</text:p>
          </table:table-cell>
          <table:table-cell office:value-type="string" office:value="Book adaptation">
            <text:p>Book<text:s/>adaptation</text:p>
          </table:table-cell>
          <table:table-cell office:value-type="string" office:value="42000000.01">
            <text:p>42000000.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